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" svg:font-family="Monospa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Standard">
      <style:text-properties officeooo:rsid="000c5321" officeooo:paragraph-rsid="000c5321"/>
    </style:style>
    <style:style style:name="P4" style:family="paragraph" style:parent-style-name="Standard">
      <style:text-properties officeooo:rsid="000c5321" officeooo:paragraph-rsid="0026d87f"/>
    </style:style>
    <style:style style:name="P5" style:family="paragraph" style:parent-style-name="Standard">
      <style:text-properties officeooo:rsid="000c5321" officeooo:paragraph-rsid="0022cdbe"/>
    </style:style>
    <style:style style:name="P6" style:family="paragraph" style:parent-style-name="Standard">
      <style:text-properties officeooo:rsid="000cb021" officeooo:paragraph-rsid="000cb021"/>
    </style:style>
    <style:style style:name="P7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8" style:family="paragraph" style:parent-style-name="Standard">
      <style:text-properties officeooo:rsid="0026b545" officeooo:paragraph-rsid="0026b545"/>
    </style:style>
    <style:style style:name="P9" style:family="paragraph" style:parent-style-name="Standard">
      <style:text-properties officeooo:rsid="0026d87f" officeooo:paragraph-rsid="0026d87f"/>
    </style:style>
    <style:style style:name="P10" style:family="paragraph" style:parent-style-name="Standard">
      <style:text-properties officeooo:rsid="002808cf" officeooo:paragraph-rsid="002808cf"/>
    </style:style>
    <style:style style:name="P11" style:family="paragraph" style:parent-style-name="Standard">
      <style:text-properties officeooo:rsid="0028ca70" officeooo:paragraph-rsid="0028ca70"/>
    </style:style>
    <style:style style:name="P12" style:family="paragraph" style:parent-style-name="Standard">
      <style:text-properties officeooo:rsid="0028f5e5" officeooo:paragraph-rsid="0028f5e5"/>
    </style:style>
    <style:style style:name="P13" style:family="paragraph" style:parent-style-name="Standard">
      <style:text-properties officeooo:rsid="002a7d90" officeooo:paragraph-rsid="002a7d90"/>
    </style:style>
    <style:style style:name="P14" style:family="paragraph" style:parent-style-name="Standard">
      <style:text-properties officeooo:rsid="002b5f97" officeooo:paragraph-rsid="002b5f97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">
      <style:paragraph-properties fo:text-align="center" style:justify-single-word="false"/>
      <style:text-properties officeooo:paragraph-rsid="002028d3"/>
    </style:style>
    <style:style style:name="P18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20" style:family="paragraph" style:parent-style-name="Text_20_body">
      <style:text-properties officeooo:rsid="00232a0a" officeooo:paragraph-rsid="00232a0a"/>
    </style:style>
    <style:style style:name="P21" style:family="paragraph" style:parent-style-name="Text_20_body">
      <style:text-properties officeooo:rsid="00241b07" officeooo:paragraph-rsid="00241b07"/>
    </style:style>
    <style:style style:name="P22" style:family="paragraph" style:parent-style-name="Text_20_body">
      <style:text-properties officeooo:rsid="002028d3" officeooo:paragraph-rsid="002028d3"/>
    </style:style>
    <style:style style:name="P23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24" style:family="paragraph" style:parent-style-name="Subtitle">
      <style:text-properties officeooo:paragraph-rsid="002028d3"/>
    </style:style>
    <style:style style:name="P25" style:family="paragraph" style:parent-style-name="Subtitle">
      <style:text-properties officeooo:rsid="002028d3" officeooo:paragraph-rsid="002028d3"/>
    </style:style>
    <style:style style:name="P26" style:family="paragraph" style:parent-style-name="Title">
      <style:text-properties officeooo:rsid="0026b545" officeooo:paragraph-rsid="0026b545"/>
    </style:style>
    <style:style style:name="P27" style:family="paragraph" style:parent-style-name="Standard">
      <style:text-properties fo:font-style="normal" officeooo:rsid="0026d87f" officeooo:paragraph-rsid="0026d87f" style:font-style-asian="normal" style:font-style-complex="normal"/>
    </style:style>
    <style:style style:name="P28" style:family="paragraph" style:parent-style-name="Standard">
      <style:text-properties officeooo:rsid="0026b545" officeooo:paragraph-rsid="0026b545"/>
    </style:style>
    <style:style style:name="P29" style:family="paragraph" style:parent-style-name="Standard">
      <style:text-properties officeooo:rsid="000c5321" officeooo:paragraph-rsid="000c5321"/>
    </style:style>
    <style:style style:name="P30" style:family="paragraph" style:parent-style-name="Standard">
      <style:text-properties officeooo:rsid="000c5321" officeooo:paragraph-rsid="0026d87f"/>
    </style:style>
    <style:style style:name="P31" style:family="paragraph" style:parent-style-name="Standard">
      <style:text-properties officeooo:rsid="002b5f97" officeooo:paragraph-rsid="0026d87f"/>
    </style:style>
    <style:style style:name="P32" style:family="paragraph" style:parent-style-name="Standard">
      <style:text-properties officeooo:rsid="000cb021" officeooo:paragraph-rsid="000cb021"/>
    </style:style>
    <style:style style:name="P33" style:family="paragraph" style:parent-style-name="Standard">
      <style:text-properties officeooo:rsid="000cb021" officeooo:paragraph-rsid="0028ca70"/>
    </style:style>
    <style:style style:name="P34" style:family="paragraph" style:parent-style-name="Standard">
      <style:text-properties officeooo:rsid="000cb021" officeooo:paragraph-rsid="0028f5e5"/>
    </style:style>
    <style:style style:name="P35" style:family="paragraph" style:parent-style-name="Standard">
      <style:text-properties officeooo:rsid="0028f5e5" officeooo:paragraph-rsid="0028f5e5"/>
    </style:style>
    <style:style style:name="P36" style:family="paragraph" style:parent-style-name="Standard">
      <style:text-properties officeooo:paragraph-rsid="002a7d90"/>
    </style:style>
    <style:style style:name="P37" style:family="paragraph" style:parent-style-name="Heading_20_1" style:list-style-name=""/>
    <style:style style:name="P38" style:family="paragraph" style:parent-style-name="Heading_20_1" style:list-style-name="">
      <style:text-properties officeooo:rsid="00232a0a" officeooo:paragraph-rsid="00232a0a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rsid="00232a0a" officeooo:paragraph-rsid="00232a0a"/>
    </style:style>
    <style:style style:name="P41" style:family="paragraph" style:parent-style-name="Heading_20_1">
      <style:paragraph-properties fo:break-before="page"/>
      <style:text-properties officeooo:rsid="002808cf" officeooo:paragraph-rsid="002808cf"/>
    </style:style>
    <style:style style:name="P42" style:family="paragraph" style:parent-style-name="Heading_20_1">
      <style:paragraph-properties fo:break-before="page"/>
      <style:text-properties officeooo:rsid="0028f5e5"/>
    </style:style>
    <style:style style:name="T1" style:family="text">
      <style:text-properties officeooo:rsid="000cb0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028d3"/>
    </style:style>
    <style:style style:name="T4" style:family="text">
      <style:text-properties officeooo:rsid="00232a0a"/>
    </style:style>
    <style:style style:name="T5" style:family="text">
      <style:text-properties officeooo:rsid="0026b545"/>
    </style:style>
    <style:style style:name="T6" style:family="text">
      <style:text-properties officeooo:rsid="0026d87f"/>
    </style:style>
    <style:style style:name="T7" style:family="text">
      <style:text-properties fo:font-style="italic" officeooo:rsid="0026d87f" style:font-style-asian="italic" style:font-style-complex="italic"/>
    </style:style>
    <style:style style:name="T8" style:family="text">
      <style:text-properties fo:font-style="normal" officeooo:rsid="0026d87f" style:font-style-asian="normal" style:font-style-complex="normal"/>
    </style:style>
    <style:style style:name="T9" style:family="text">
      <style:text-properties officeooo:rsid="002808cf"/>
    </style:style>
    <style:style style:name="T10" style:family="text">
      <style:text-properties officeooo:rsid="0028ca70"/>
    </style:style>
    <style:style style:name="T11" style:family="text">
      <style:text-properties officeooo:rsid="0028f5e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CSS</text:p>
      <text:p text:style-name="P24"/>
      <text:p text:style-name="P24">Cuestionario con soluciones <text:span text:style-name="T3">para módulo </text:span></text:p>
      <text:p text:style-name="P25">Linguaxes de marcas e sistemas de xestión da información</text:p>
      <text:p text:style-name="P22"/>
      <text:p text:style-name="P23">Parte I</text:p>
      <text:p text:style-name="P18"/>
      <text:p text:style-name="P18">CIFP RODOLFO UCHA</text:p>
      <text:p text:style-name="P19"/>
      <text:p text:style-name="P17">Este obra está bajo una licencia de </text:p>
      <text:p text:style-name="P17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5"><text:a xlink:type="simple" xlink:href="#__RefHeading___Toc9640_2749633800" text:style-name="Index_20_Link" text:visited-style-name="Index_20_Link">CONTEXTO<text:tab/>3</text:a></text:p>
          <text:p text:style-name="P15"><text:a xlink:type="simple" xlink:href="#__RefHeading___Toc9642_2749633800" text:style-name="Index_20_Link" text:visited-style-name="Index_20_Link">INTRODUCCIÓN<text:tab/>4</text:a></text:p>
          <text:p text:style-name="P15"><text:a xlink:type="simple" xlink:href="#__RefHeading___Toc9644_2749633800" text:style-name="Index_20_Link" text:visited-style-name="Index_20_Link">SELECTORES<text:tab/>6</text:a></text:p>
          <text:p text:style-name="P15"><text:a xlink:type="simple" xlink:href="#__RefHeading___Toc9646_2749633800" text:style-name="Index_20_Link" text:visited-style-name="Index_20_Link">UNIDADES DE MEDIDA<text:tab/>8</text:a></text:p>
          <text:p text:style-name="P15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38" text:outline-level="1"/>
      <text:h text:style-name="P40" text:outline-level="1"><text:bookmark-start text:name="__RefHeading___Toc9640_2749633800"/>CONTEXTO<text:bookmark-end text:name="__RefHeading___Toc9640_2749633800"/></text:h>
      <text:p text:style-name="P20">Estas preguntas se han extraído del contenido del curso online:</text:p>
      <text:p text:style-name="P20"><text:a xlink:type="simple" xlink:href="https://uniwebsidad.com/libros/css" text:style-name="Internet_20_link" text:visited-style-name="Visited_20_Internet_20_Link">https://uniwebsidad.com/libros/css</text:a> <text:s/></text:p>
      <text:p text:style-name="P21">Para la casi totalidad de las preguntas se pueden extraer la respuesta de lo allí indicado. </text:p>
      <text:h text:style-name="P37" text:outline-level="1"/>
      <text:h text:style-name="P39" text:outline-level="1"><text:bookmark-start text:name="__RefHeading___Toc9642_2749633800"/>I<text:span text:style-name="T4">NTRODUCCIÓN</text:span><text:bookmark-end text:name="__RefHeading___Toc9642_2749633800"/></text:h>
      <text:p text:style-name="P3">1. <text:span text:style-name="T5">¿Quién y cuándo</text:span> decidió apostar por el desarrollo y estandarización de CSS y lo añadió a su grupo de trabajo de HTML? <text:span text:style-name="T5">¿Cuando se publicó la primera recomendación oficial?</text:span></text:p>
      <text:p text:style-name="P3"/>
      <text:p text:style-name="P3"/>
      <text:p text:style-name="P3">2. ¿<text:span text:style-name="T5">Cúal es la última recomendación de CSS</text:span>?</text:p>
      <text:p text:style-name="P8">A) CSS nivel 1<text:tab/>B) CSS nivel 2<text:tab/>C) CSS nivel 3<text:tab/>D) CSS nivel 5</text:p>
      <text:p text:style-name="P8"/>
      <text:p text:style-name="P8"/>
      <text:p text:style-name="P3"/>
      <text:p text:style-name="P4">3. ¿<text:span text:style-name="T6">Cómo se denomina la parte del navegador que se encarga de interpretar el código HTML y CSS para mostrar las páginas?</text:span></text:p>
      <text:p text:style-name="P4"><text:span text:style-name="T8"/></text:p>
      <text:p text:style-name="P3"/>
      <text:p text:style-name="P3"/>
      <text:p text:style-name="P3">5. CSS permite separar los contenidos de la página y la información sobre su aspecto. <text:span text:style-name="T6">¿Verdadero o falso?</text:span></text:p>
      <text:p text:style-name="P9"/>
      <text:p text:style-name="P3"/>
      <text:p text:style-name="P3">6. ¿Cuál <text:span text:style-name="T6">no </text:span>es <text:span text:style-name="T6">una posibilidad para incluir CSS en un documento XHTML</text:span>?</text:p>
      <text:p text:style-name="P31"/>
      <text:p text:style-name="P3"/>
      <text:p text:style-name="P9">7. <text:span text:style-name="T9">En el ejemplo:</text:span></text:p>
      <text:p text:style-name="P10">h2 { color : red; }</text:p>
      <text:p text:style-name="P10"/>
      <text:p text:style-name="P10">¿Cuál es el selector?</text:p>
      <text:p text:style-name="P10"/>
      <text:p text:style-name="P10"/>
      <text:p text:style-name="P10">¿Cuál es la propiedad?</text:p>
      <text:p text:style-name="P10"/>
      <text:p text:style-name="P10"/>
      <text:p text:style-name="P10">¿Cuál es el valor?</text:p>
      <text:p text:style-name="P10"/>
      <text:p text:style-name="P10"/>
      <text:p text:style-name="P10">¿Cuál es la declaración?</text:p>
      <text:p text:style-name="P10"/>
      <text:p text:style-name="P10"/>
      <text:p text:style-name="P10">¿Cuál es la regla?</text:p>
      <text:p text:style-name="P10"/>
      <text:p text:style-name="P10"/>
      <text:p text:style-name="P10">8. El estándar CSS 2.1 define 115 propiedades, cada una con su propia lista de valores permitidos. Por su parte, con los últimos borradores del estándar CSS 3 ya hay al menos 239 propiedades. ¿Verdadero o falso?</text:p>
      <text:p text:style-name="P10"/>
      <text:p text:style-name="P10"/>
      <text:p text:style-name="P10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10"><text:soft-page-break/></text:p>
      <text:p text:style-name="P10"/>
      <text:p text:style-name="P10"/>
      <text:p text:style-name="P10">10. ¿Qué reglas son un tipo especial de regla CSS que permiten indicar de forma directa el medio o medios en los que se aplicarán los estilos incluidos en la regla.</text:p>
      <text:p text:style-name="P10"/>
      <text:p text:style-name="P10"/>
      <text:p text:style-name="P10">11. Indica cual de las siguientes afirmaciones sobre comentarios es falsa:</text:p>
      <text:p text:style-name="P10">a) El comienzo de un comentario se indica mediante los caracteres /* y el final del comentario se indica mediante */</text:p>
      <text:p text:style-name="P10">b) Los comentarios pueden ocupar tantas líneas como sea necesario, pero no se puede incluir un comentario dentro de otro comentario</text:p>
      <text:p text:style-name="P10">c) Aunque los navegadores ignoran los comentarios, su contenido se envía junto con el resto de estilos, por lo que no se debe incluir en ellos ninguna información sensible o confidencial.</text:p>
      <text:p text:style-name="P10">d) La sintaxis de los comentarios CSS es igual a la de los comentarios HTML</text:p>
      <text:p text:style-name="P10"/>
      <text:p text:style-name="P10"><text:s/></text:p>
      <text:h text:style-name="P41" text:outline-level="1"><text:bookmark-start text:name="__RefHeading___Toc9644_2749633800"/>SELECTORES<text:bookmark-end text:name="__RefHeading___Toc9644_2749633800"/></text:h>
      <text:p text:style-name="P5"><text:span text:style-name="T9">12</text:span>. La declaración indica "qué hay que hacer" y el selector indica "a quién hay que hacérselo". <text:span text:style-name="T9">¿Verdadero o falso?</text:span></text:p>
      <text:p text:style-name="P10"/>
      <text:p text:style-name="P3"/>
      <text:p text:style-name="P6"/>
      <text:p text:style-name="P6"><text:span text:style-name="T10">14.</text:span> A un mismo elemento HTML se le pueden aplicar varias reglas CSS y cada regla CSS puede aplicarse a un número ilimitado de elementos. <text:span text:style-name="T10">¿Verdadero o falso?</text:span></text:p>
      <text:p text:style-name="P11"/>
      <text:p text:style-name="P11"/>
      <text:p text:style-name="P11">15. ¿Cuál de las siguientes es falsa sobre el selector universal?</text:p>
      <text:p text:style-name="P11">a) Se utiliza para seleccionar todos los elementos de la página.</text:p>
      <text:p text:style-name="P11">b) El selector universal se indica mediante una almohadilla (#)</text:p>
      <text:p text:style-name="P11">c) <text:s/>A pesar de su sencillez, no se utiliza habitualmente, ya que es difícil que un mismo estilo se pueda aplicar a todos los elementos de una página.</text:p>
      <text:p text:style-name="P11">d) No obstante, sí que se suele combinar con otros selectores</text:p>
      <text:p text:style-name="P11"/>
      <text:p text:style-name="P33"/>
      <text:p text:style-name="P11">16. El selector de tipo o etiqueta selecciona todos los elementos de la página cuya etiqueta HTML coincide con el valor del selector. ¿Verdadero o falso?</text:p>
      <text:p text:style-name="P11"/>
      <text:p text:style-name="P11"/>
      <text:p text:style-name="P11">17. El selector descendente selecciona los elementos que se encuentran dentro de otros elementos. ¿Verdadero o falso?</text:p>
      <text:p text:style-name="P11"/>
      <text:p text:style-name="P11">18. Con este CSS:</text:p>
      <text:p text:style-name="P11">p span { color: red; }</text:p>
      <text:p text:style-name="P11"/>
      <text:p text:style-name="P11">Si el código HTML de la página es el siguiente:</text:p>
      <text:p text:style-name="P11"/>
      <text:p text:style-name="P11">&lt;p&gt;</text:p>
      <text:p text:style-name="P11"><text:s text:c="2"/>...</text:p>
      <text:p text:style-name="P11"><text:s text:c="2"/>&lt;span&gt;texto1&lt;/span&gt;</text:p>
      <text:p text:style-name="P11"><text:s text:c="2"/>...</text:p>
      <text:p text:style-name="P11"><text:s text:c="2"/>&lt;a href=""&gt;...&lt;span&gt;texto2&lt;/span&gt;&lt;/a&gt;</text:p>
      <text:p text:style-name="P11"><text:s text:c="2"/>...</text:p>
      <text:p text:style-name="P11">&lt;/p&gt;</text:p>
      <text:p text:style-name="P11"/>
      <text:p text:style-name="P11">¿Qué texto estará en rojo?</text:p>
      <text:p text:style-name="P11">a) texto1<text:tab/><text:tab/>b) texto2<text:tab/>c) los dos<text:tab/>d) ninguno</text:p>
      <text:p text:style-name="P11"/>
      <text:p text:style-name="P11"/>
      <text:p text:style-name="P11"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11"/>
      <text:p text:style-name="P11"/>
      <text:p text:style-name="P11"><text:soft-page-break/>20. Para los selectores de clase, se prefija el valor del atributo class con un asterisco (*). ¿Verdadero o falso?</text:p>
      <text:p text:style-name="P11"/>
      <text:p text:style-name="P11"/>
      <text:p text:style-name="P12">21. El selector de ID permite seleccionar un elemento de la página a través del valor de su atributo id. ¿Verdadero o falso?</text:p>
      <text:p text:style-name="P12"/>
      <text:h text:style-name="P42" text:outline-level="1"><text:bookmark-start text:name="__RefHeading___Toc9646_2749633800"/>UNIDADES DE MEDIDA<text:bookmark-end text:name="__RefHeading___Toc9646_2749633800"/></text:h>
      <text:p text:style-name="P6"><text:span text:style-name="T11">22</text:span>. CSS divide las unidades de medida en dos grupos: absolutas, relativas <text:span text:style-name="T11">y mixtas. ¿Verdadero o falso?</text:span></text:p>
      <text:p text:style-name="P34"/>
      <text:p text:style-name="P6"/>
      <text:p text:style-name="P6"><text:span text:style-name="T11">23</text:span>. in,<text:span text:style-name="T11">cm,mm,pt,pc son unidades relativas. ¿Verdadero o falso?</text:span></text:p>
      <text:p text:style-name="P12"/>
      <text:p text:style-name="P12"/>
      <text:p text:style-name="P12">24. ¿Cuál es falsa de las siguientes afirmaciones?</text:p>
      <text:p text:style-name="P12">a) Una medida indicada mediante unidades absolutas está completamente definida, ya que su valor no depende de otro valor de referencia</text:p>
      <text:p text:style-name="P12">b) Su principal ventaja es que son muy flexibles y se adaptan fácilmente a los diferentes medios.</text:p>
      <text:p text:style-name="P12">c) De todas las unidades absolutas, la única que suele utilizarse es el punto (pt)</text:p>
      <text:p text:style-name="P12">d) El punto se trata de la unidad de medida preferida para establecer el tamaño del texto en los documentos que se van a imprimir, es decir, para el medio print de CSS</text:p>
      <text:p text:style-name="P12"/>
      <text:p text:style-name="P12"/>
      <text:p text:style-name="P12">25. em, ex y px son unidades relativas. ¿Verdadero o falso?</text:p>
      <text:p text:style-name="P12"/>
      <text:p text:style-name="P12"/>
      <text:p text:style-name="P13">26. ¿Cuál de las siguientes no es una recomendación?</text:p>
      <text:p text:style-name="P13">a) En general, se recomienda el uso de unidades relativas siempre que sea posible, ya que mejora la accesibilidad de la página y permite que los documentos se adapten fácilmente a cualquier medio y dispositivo.</text:p>
      <text:p text:style-name="P13">b) Se recomienda el uso de la unidad em para indicar el tamaño del texto y para todas las medidas que sean posibles.</text:p>
      <text:p text:style-name="P13">c) Normalmente se utilizan píxel y porcentajes para definir el layout del documento (básicamente, la anchura de las columnas y de los elementos de las páginas) y em y porcentajes para el tamaño de letra de los textos.</text:p>
      <text:p text:style-name="P13">d) Es mejor usar el sistema americano con la unidad in que las unidades del sistema internacional cm y mm</text:p>
      <text:p text:style-name="P13"/>
      <text:p text:style-name="P13"/>
      <text:p text:style-name="P13"/>
      <text:p text:style-name="P13">27. CSS define 17 palabras clave para referirse a los colores básicos. ¿Verdadero o falso?</text:p>
      <text:p text:style-name="P13"/>
      <text:p text:style-name="P13"/>
      <text:p text:style-name="P13">28. Además de la lista básica, los navegadores modernos soportan muchos otros nombres de colores. ¿Verdadero o falso?</text:p>
      <text:p text:style-name="P13"/>
      <text:p text:style-name="P13"/>
      <text:p text:style-name="P13">29. En el campo del diseño gráfico, se han definido varios modelos para hacer referencia a los colores. Los dos modelos más conocidos son RGB y CMYK. ¿Verdadero o falso?</text:p>
      <text:p text:style-name="P13"/>
      <text:p text:style-name="P13"/>
      <text:p text:style-name="P13">30. RGB se puede indicar mediante números decimales, hexadecimales o porcentajes. ¿Verdadero o falso?</text:p>
      <text:p text:style-name="P36"/>
      <text:h text:style-name="P39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7"><text:a xlink:type="simple" xlink:href="https://uniwebsidad.com/libros/css/capitulo-15" text:style-name="Internet_20_link" text:visited-style-name="Visited_20_Internet_20_Link">https://uniwebsidad.com/libros/css/capitulo-15</text:a></text:p>
      <text:p text:style-name="P7"/>
      <text:p text:style-name="P2">Ejercicio de colores</text:p>
      <text:p text:style-name="P14"><text:a xlink:type="simple" xlink:href="https://uniwebsidad.com/libros/css/capitulo-15/ejercicio-2" text:style-name="Internet_20_link" text:visited-style-name="Visited_20_Internet_20_Link"><text:span text:style-name="T2">https://uniwebsidad.com/libros/css/capitulo-15/ejercicio-2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" svg:font-family="Monospa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José López Villar<text:tab/><text:tab/><text:page-number text:select-page="current">7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4T06:31:34.929000000</meta:creation-date>
    <dc:date>2022-10-25T10:49:31.816000000</dc:date>
    <meta:editing-duration>PT12M14S</meta:editing-duration>
    <meta:editing-cycles>5</meta:editing-cycles>
    <meta:generator>LibreOffice/6.2.2.2$Windows_X86_64 LibreOffice_project/2b840030fec2aae0fd2658d8d4f9548af4e3518d</meta:generator>
    <meta:document-statistic meta:table-count="0" meta:image-count="0" meta:object-count="0" meta:page-count="9" meta:paragraph-count="89" meta:word-count="1062" meta:character-count="6227" meta:non-whitespace-character-count="5233"/>
  </office:meta>
</office:document-meta>
</file>